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1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 Mono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DejaVu Sans Mono" fo:font-size="12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37"/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8.557cm" svg:height="13.501cm" svg:x="9.299cm" svg:y="9.669cm">
            <draw:object draw:notify-on-update-of-ranges="Hoja1.B1:Hoja1.X1 Hoja1.A2:Hoja1.A2 Hoja1.B2:Hoja1.X2 Hoja1.A3:Hoja1.A3 Hoja1.B3:Hoja1.X3 Hoja1.A4:Hoja1.A4 Hoja1.B4:Hoja1.X4 Hoja1.A5:Hoja1.A5 Hoja1.B5:Hoja1.X5 Hoja1.A6:Hoja1.A6 Hoja1.B6:Hoja1.X6 Hoja1.A7:Hoja1.A7 Hoja1.B7:Hoja1.X7 Hoja1.A8:Hoja1.A8 Hoja1.B8:Hoja1.X8 Hoja1.A9:Hoja1.A9 Hoja1.B9:Hoja1.X9 Hoja1.A10:Hoja1.A10 Hoja1.B10:Hoja1.X10 Hoja1.A11:Hoja1.A11 Hoja1.B11:Hoja1.X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26cm" svg:height="8.993cm" svg:x="9.363cm" svg:y="22.874cm">
            <draw:object draw:notify-on-update-of-ranges="Hoja1.A14:Hoja1.A23 Hoja1.B13:Hoja1.B13 Hoja1.B14:Hoja1.B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3" table:default-cell-style-name="Default"/>
        <table:table-row table:style-name="ro1">
          <table:table-cell/>
          <table:table-cell office:value-type="string" calcext:value-type="string">
            <text:p>2/2 Abril</text:p>
          </table:table-cell>
          <table:table-cell table:style-name="ce3" office:value-type="string" calcext:value-type="string">
            <text:p>½ Mayo</text:p>
          </table:table-cell>
          <table:table-cell office:value-type="string" calcext:value-type="string">
            <text:p>2/2 Mayo</text:p>
          </table:table-cell>
          <table:table-cell office:value-type="string" calcext:value-type="string">
            <text:p>½ Junio</text:p>
          </table:table-cell>
          <table:table-cell office:value-type="string" calcext:value-type="string">
            <text:p>2/2 Junio</text:p>
          </table:table-cell>
          <table:table-cell office:value-type="string" calcext:value-type="string">
            <text:p>½ Julio</text:p>
          </table:table-cell>
          <table:table-cell office:value-type="string" calcext:value-type="string">
            <text:p>2/2 Julio</text:p>
          </table:table-cell>
          <table:table-cell office:value-type="string" calcext:value-type="string">
            <text:p>½ Agosto</text:p>
          </table:table-cell>
          <table:table-cell office:value-type="string" calcext:value-type="string">
            <text:p>2/2 Agosto</text:p>
          </table:table-cell>
          <table:table-cell office:value-type="string" calcext:value-type="string">
            <text:p>½ Septiembre</text:p>
          </table:table-cell>
          <table:table-cell office:value-type="string" calcext:value-type="string">
            <text:p>2/2 Septiembre</text:p>
          </table:table-cell>
          <table:table-cell office:value-type="string" calcext:value-type="string">
            <text:p>½ Octubre</text:p>
          </table:table-cell>
          <table:table-cell office:value-type="string" calcext:value-type="string">
            <text:p>2/2 Octubre</text:p>
          </table:table-cell>
          <table:table-cell office:value-type="string" calcext:value-type="string">
            <text:p>½ Noviembre</text:p>
          </table:table-cell>
          <table:table-cell office:value-type="string" calcext:value-type="string">
            <text:p>2/2 Noviembre</text:p>
          </table:table-cell>
          <table:table-cell office:value-type="string" calcext:value-type="string">
            <text:p>½ Diciembre</text:p>
          </table:table-cell>
          <table:table-cell office:value-type="string" calcext:value-type="string">
            <text:p>2/2 Diciembre</text:p>
          </table:table-cell>
          <table:table-cell office:value-type="string" calcext:value-type="string">
            <text:p>½ Enero</text:p>
          </table:table-cell>
          <table:table-cell office:value-type="string" calcext:value-type="string">
            <text:p>2/2 Enero</text:p>
          </table:table-cell>
          <table:table-cell office:value-type="string" calcext:value-type="string">
            <text:p>½ Febrero</text:p>
          </table:table-cell>
          <table:table-cell office:value-type="string" calcext:value-type="string">
            <text:p>2/2 Febrero</text:p>
          </table:table-cell>
          <table:table-cell office:value-type="string" calcext:value-type="string">
            <text:p>½ Marzo</text:p>
          </table:table-cell>
          <table:table-cell office:value-type="string" calcext:value-type="string">
            <text:p>2/2 Marzo</text:p>
          </table:table-cell>
        </table:table-row>
        <table:table-row table:style-name="ro2">
          <table:table-cell office:value-type="string" calcext:value-type="string">
            <text:p>Nivel 9</text:p>
            <text:p>(5 días cargados)</text:p>
          </table:table-cell>
          <table:table-cell table:style-name="ce5" table:number-columns-repeated="5"/>
          <table:table-cell table:style-name="ce6" table:number-columns-repeated="2"/>
          <table:table-cell table:style-name="ce5" table:number-columns-repeated="16"/>
        </table:table-row>
        <table:table-row table:style-name="ro2">
          <table:table-cell office:value-type="string" calcext:value-type="string">
            <text:p>Nivel 8</text:p>
            <text:p>(4 días cargados)</text:p>
          </table:table-cell>
          <table:table-cell table:style-name="ce5" table:number-columns-repeated="4"/>
          <table:table-cell table:style-name="ce6"/>
          <table:table-cell table:style-name="ce6" office:value-type="float" office:value="8" calcext:value-type="float">
            <text:p>8</text:p>
          </table:table-cell>
          <table:table-cell table:style-name="ce5" table:number-columns-repeated="17"/>
        </table:table-row>
        <table:table-row table:style-name="ro2">
          <table:table-cell office:value-type="string" calcext:value-type="string">
            <text:p>Nivel 7</text:p>
            <text:p>(3 días cargados)</text:p>
          </table:table-cell>
          <table:table-cell table:style-name="ce5" table:number-columns-repeated="3"/>
          <table:table-cell table:number-columns-repeated="2" table:style-name="ce6" office:value-type="float" office:value="7" calcext:value-type="float">
            <text:p>7</text:p>
          </table:table-cell>
          <table:table-cell table:style-name="ce5" table:number-columns-repeated="9"/>
          <table:table-cell table:style-name="ce6" office:value-type="float" office:value="7" calcext:value-type="float">
            <text:p>7</text:p>
          </table:table-cell>
          <table:table-cell table:style-name="ce5" table:number-columns-repeated="8"/>
        </table:table-row>
        <table:table-row table:style-name="ro2">
          <table:table-cell office:value-type="string" calcext:value-type="string">
            <text:p>Nivel 6</text:p>
            <text:p>(3 días cargados)</text:p>
          </table:table-cell>
          <table:table-cell table:number-columns-repeated="3" table:style-name="ce6" office:value-type="float" office:value="6" calcext:value-type="float">
            <text:p>6</text:p>
          </table:table-cell>
          <table:table-cell table:style-name="ce5" table:number-columns-repeated="9"/>
          <table:table-cell table:number-columns-repeated="2" table:style-name="ce6" office:value-type="float" office:value="6" calcext:value-type="float">
            <text:p>6</text:p>
          </table:table-cell>
          <table:table-cell table:style-name="ce6"/>
          <table:table-cell table:number-columns-repeated="2" table:style-name="ce6" office:value-type="float" office:value="6" calcext:value-type="float">
            <text:p>6</text:p>
          </table:table-cell>
          <table:table-cell table:style-name="ce5" table:number-columns-repeated="6"/>
        </table:table-row>
        <table:table-row table:style-name="ro2">
          <table:table-cell office:value-type="string" calcext:value-type="string">
            <text:p>Nivel 5</text:p>
            <text:p>(3 días moderados)</text:p>
          </table:table-cell>
          <table:table-cell table:style-name="ce5"/>
          <table:table-cell table:style-name="ce6"/>
          <table:table-cell table:style-name="ce5" table:number-columns-repeated="5"/>
          <table:table-cell table:style-name="ce6"/>
          <table:table-cell table:number-columns-repeated="2" table:style-name="ce6" office:value-type="float" office:value="5" calcext:value-type="float">
            <text:p>5</text:p>
          </table:table-cell>
          <table:table-cell table:style-name="ce5"/>
          <table:table-cell table:style-name="ce6" office:value-type="float" office:value="5" calcext:value-type="float">
            <text:p>5</text:p>
          </table:table-cell>
          <table:table-cell table:style-name="ce5"/>
          <table:table-cell/>
          <table:table-cell table:style-name="ce6"/>
          <table:table-cell table:style-name="ce5" table:number-columns-repeated="2"/>
          <table:table-cell table:number-columns-repeated="3" table:style-name="ce6" office:value-type="float" office:value="5" calcext:value-type="float">
            <text:p>5</text:p>
          </table:table-cell>
          <table:table-cell table:style-name="ce5" table:number-columns-repeated="2"/>
          <table:table-cell/>
        </table:table-row>
        <table:table-row table:style-name="ro2">
          <table:table-cell office:value-type="string" calcext:value-type="string">
            <text:p>Nivel 4</text:p>
            <text:p>(3 dias de media complejidad)</text:p>
          </table:table-cell>
          <table:table-cell table:style-name="ce5" table:number-columns-repeated="7"/>
          <table:table-cell table:style-name="ce6" office:value-type="float" office:value="4" calcext:value-type="float">
            <text:p>4</text:p>
          </table:table-cell>
          <table:table-cell table:style-name="ce5"/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5" table:number-columns-repeated="9"/>
          <table:table-cell table:number-columns-repeated="2" table:style-name="ce6" office:value-type="float" office:value="4" calcext:value-type="float">
            <text:p>4</text:p>
          </table:table-cell>
          <table:table-cell table:style-name="ce5"/>
        </table:table-row>
        <table:table-row table:style-name="ro2">
          <table:table-cell office:value-type="string" calcext:value-type="string">
            <text:p>Nivel 3</text:p>
            <text:p>(3 días fáciles)</text:p>
          </table:table-cell>
          <table:table-cell table:style-name="ce6"/>
          <table:table-cell table:style-name="ce5" table:number-columns-repeated="10"/>
          <table:table-cell table:style-name="ce6" table:number-columns-repeated="2"/>
          <table:table-cell table:style-name="ce5" table:number-columns-repeated="4"/>
          <table:table-cell table:style-name="ce6" table:number-columns-repeated="2"/>
          <table:table-cell/>
          <table:table-cell table:style-name="ce5" table:number-columns-repeated="2"/>
          <table:table-cell table:style-name="ce6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Nivel 2</text:p>
            <text:p>(2 días moderados)</text:p>
          </table:table-cell>
          <table:table-cell table:style-name="ce5" table:number-columns-repeated="23"/>
        </table:table-row>
        <table:table-row table:style-name="ro2">
          <table:table-cell office:value-type="string" calcext:value-type="string">
            <text:p>Nivel 1</text:p>
            <text:p>(Un día moderado)</text:p>
          </table:table-cell>
          <table:table-cell table:style-name="ce5" table:number-columns-repeated="23"/>
        </table:table-row>
        <table:table-row table:style-name="ro2">
          <table:table-cell office:value-type="string" calcext:value-type="string">
            <text:p>Nivel 0</text:p>
            <text:p>(Cese de actividades)</text:p>
          </table:table-cell>
          <table:table-cell table:style-name="ce5" table:number-columns-repeated="6"/>
          <table:table-cell table:style-name="ce6" office:value-type="float" office:value="0" calcext:value-type="float">
            <text:p>0</text:p>
          </table:table-cell>
          <table:table-cell table:style-name="ce5" table:number-columns-repeated="3"/>
          <table:table-cell table:style-name="ce6"/>
          <table:table-cell table:style-name="ce5" table:number-columns-repeated="12"/>
        </table:table-row>
        <table:table-row table:style-name="ro1">
          <table:table-cell table:number-columns-repeated="24"/>
        </table:table-row>
        <table:table-row table:style-name="ro2">
          <table:table-cell/>
          <table:table-cell office:value-type="string" calcext:value-type="string">
            <text:p>Cantidad de</text:p>
            <text:p>Quincenas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Nivel 9</text:p>
            <text:p>(5 días cargados)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Nivel 8</text:p>
            <text:p>(4 días cargados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Nivel 7</text:p>
            <text:p>(3 días cargados)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Nivel 6</text:p>
            <text:p>(3 días cargados)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Nivel 5</text:p>
            <text:p>(3 días moderados)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Nivel 4</text:p>
            <text:p>(3 dias de media complejidad)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Nivel 3</text:p>
            <text:p>(3 días fáciles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Nivel 2</text:p>
            <text:p>(2 días moderados)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Nivel 1</text:p>
            <text:p>(Un día moderado)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Nivel 0</text:p>
            <text:p>(Cese de actividades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number-rows-repeated="18">
          <table:table-cell table:number-columns-repeated="24"/>
        </table:table-row>
        <table:table-row table:style-name="ro1">
          <table:table-cell table:number-columns-repeated="15"/>
          <table:table-cell table:style-name="ce4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8">00/00/0000</text:date>, <text:time style:data-style-name="N2" text:time-value="19:28:06.19797609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7T02:47:49.597784306</meta:creation-date>
    <dc:date>2021-11-08T19:28:32.184243505</dc:date>
    <meta:editing-duration>PT40M11S</meta:editing-duration>
    <meta:editing-cycles>9</meta:editing-cycles>
    <meta:generator>LibreOffice/6.4.7.2$Linux_X86_64 LibreOffice_project/40$Build-2</meta:generator>
    <meta:document-statistic meta:table-count="1" meta:cell-count="7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use-zero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8.558cm" svg:height="13.502cm" xlink:href=".." xlink:type="simple" chart:class="chart:area" chart:style-name="ch1">
        <chart:title svg:x="12.106cm" svg:y="0.406cm" chart:style-name="ch2">
          <text:p>Esquema Anual 2022</text:p>
        </chart:title>
        <chart:subtitle svg:x="7.978cm" svg:y="1.455cm" chart:style-name="ch3">
          <text:p>Un esquema sencillo de como va a ser la intensidad horaria de este año.</text:p>
        </chart:subtitle>
        <chart:legend chart:legend-position="start" svg:x="0.21cm" svg:y="2.226cm" style:legend-expansion="high" chart:style-name="ch4"/>
        <chart:plot-area chart:style-name="ch5" table:cell-range-address="Hoja1.A1:Hoja1.X11" chart:data-source-has-labels="both" svg:x="6.914cm" svg:y="2.408cm" svg:width="21.073cm" svg:height="9.843cm">
          <chartooo:coordinate-region svg:x="7.35cm" svg:y="2.408cm" svg:width="19.893cm" svg:height="7.468cm"/>
          <chart:axis chart:dimension="x" chart:name="primary-x" chart:style-name="ch6" chartooo:axis-type="auto">
            <chartooo:date-scale/>
            <chart:title svg:x="16.612cm" svg:y="12.521cm" chart:style-name="ch7">
              <text:p>Quincenas</text:p>
            </chart:title>
            <chart:categories table:cell-range-address="Hoja1.B1:Hoja1.X1"/>
            <chart:grid chart:style-name="ch8" chart:class="major"/>
          </chart:axis>
          <chart:axis chart:dimension="y" chart:name="primary-y" chart:style-name="ch6">
            <chart:title svg:x="5.783cm" svg:y="7.929cm" chart:style-name="ch9">
              <text:p>Niveles</text:p>
            </chart:title>
            <chart:grid chart:style-name="ch8" chart:class="major"/>
          </chart:axis>
          <chart:series chart:style-name="ch10" chart:values-cell-range-address="Hoja1.B2:Hoja1.X2" chart:label-cell-address="Hoja1.A2:Hoja1.A2" chart:class="chart:area">
            <chart:data-point chart:repeated="23"/>
          </chart:series>
          <chart:series chart:style-name="ch11" chart:values-cell-range-address="Hoja1.B3:Hoja1.X3" chart:label-cell-address="Hoja1.A3:Hoja1.A3" chart:class="chart:area">
            <chart:data-point chart:repeated="23"/>
          </chart:series>
          <chart:series chart:style-name="ch12" chart:values-cell-range-address="Hoja1.B4:Hoja1.X4" chart:label-cell-address="Hoja1.A4:Hoja1.A4" chart:class="chart:area">
            <chart:data-point chart:repeated="23"/>
          </chart:series>
          <chart:series chart:style-name="ch13" chart:values-cell-range-address="Hoja1.B5:Hoja1.X5" chart:label-cell-address="Hoja1.A5:Hoja1.A5" chart:class="chart:area">
            <chart:data-point chart:repeated="23"/>
          </chart:series>
          <chart:series chart:style-name="ch14" chart:values-cell-range-address="Hoja1.B6:Hoja1.X6" chart:label-cell-address="Hoja1.A6:Hoja1.A6" chart:class="chart:area">
            <chart:data-point chart:repeated="23"/>
          </chart:series>
          <chart:series chart:style-name="ch15" chart:values-cell-range-address="Hoja1.B7:Hoja1.X7" chart:label-cell-address="Hoja1.A7:Hoja1.A7" chart:class="chart:area">
            <chart:data-point chart:repeated="23"/>
          </chart:series>
          <chart:series chart:style-name="ch16" chart:values-cell-range-address="Hoja1.B8:Hoja1.X8" chart:label-cell-address="Hoja1.A8:Hoja1.A8" chart:class="chart:area">
            <chart:data-point chart:repeated="23"/>
          </chart:series>
          <chart:series chart:style-name="ch17" chart:values-cell-range-address="Hoja1.B9:Hoja1.X9" chart:label-cell-address="Hoja1.A9:Hoja1.A9" chart:class="chart:area">
            <chart:data-point chart:repeated="23"/>
          </chart:series>
          <chart:series chart:style-name="ch18" chart:values-cell-range-address="Hoja1.B10:Hoja1.X10" chart:label-cell-address="Hoja1.A10:Hoja1.A10" chart:class="chart:area">
            <chart:data-point chart:repeated="23"/>
          </chart:series>
          <chart:series chart:style-name="ch19" chart:values-cell-range-address="Hoja1.B11:Hoja1.X11" chart:label-cell-address="Hoja1.A11:Hoja1.A11" chart:class="chart:area">
            <chart:data-point chart:repeated="2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/2 Abril</text:p>
                <draw:g>
                  <svg:desc>Hoja1.B1:Hoja1.X1</svg:desc>
                </draw:g>
              </table:table-cell>
              <table:table-cell office:value-type="string">
                <text:p>½ Mayo</text:p>
              </table:table-cell>
              <table:table-cell office:value-type="string">
                <text:p>2/2 Mayo</text:p>
              </table:table-cell>
              <table:table-cell office:value-type="string">
                <text:p>½ Junio</text:p>
              </table:table-cell>
              <table:table-cell office:value-type="string">
                <text:p>2/2 Junio</text:p>
              </table:table-cell>
              <table:table-cell office:value-type="string">
                <text:p>½ Julio</text:p>
              </table:table-cell>
              <table:table-cell office:value-type="string">
                <text:p>2/2 Julio</text:p>
              </table:table-cell>
              <table:table-cell office:value-type="string">
                <text:p>½ Agosto</text:p>
              </table:table-cell>
              <table:table-cell office:value-type="string">
                <text:p>2/2 Agosto</text:p>
              </table:table-cell>
              <table:table-cell office:value-type="string">
                <text:p>½ Septiembre</text:p>
              </table:table-cell>
              <table:table-cell office:value-type="string">
                <text:p>2/2 Septiembre</text:p>
              </table:table-cell>
              <table:table-cell office:value-type="string">
                <text:p>½ Octubre</text:p>
              </table:table-cell>
              <table:table-cell office:value-type="string">
                <text:p>2/2 Octubre</text:p>
              </table:table-cell>
              <table:table-cell office:value-type="string">
                <text:p>½ Noviembre</text:p>
              </table:table-cell>
              <table:table-cell office:value-type="string">
                <text:p>2/2 Noviembre</text:p>
              </table:table-cell>
              <table:table-cell office:value-type="string">
                <text:p>½ Diciembre</text:p>
              </table:table-cell>
              <table:table-cell office:value-type="string">
                <text:p>2/2 Diciembre</text:p>
              </table:table-cell>
              <table:table-cell office:value-type="string">
                <text:p>½ Enero</text:p>
              </table:table-cell>
              <table:table-cell office:value-type="string">
                <text:p>2/2 Enero</text:p>
              </table:table-cell>
              <table:table-cell office:value-type="string">
                <text:p>½ Febrero</text:p>
              </table:table-cell>
              <table:table-cell office:value-type="string">
                <text:p>2/2 Febrero</text:p>
              </table:table-cell>
              <table:table-cell office:value-type="string">
                <text:p>½ Marzo</text:p>
              </table:table-cell>
              <table:table-cell office:value-type="string">
                <text:p>2/2 Marzo</text:p>
              </table:table-cell>
            </table:table-row>
          </table:table-header-rows>
          <table:table-rows>
            <table:table-row>
              <table:table-cell office:value-type="string">
                <text:p>Nivel 9
(5 días cargados)</text:p>
                <draw:g>
                  <svg:desc>Hoja1.A2:Hoja1.A2</svg:desc>
                </draw:g>
              </table:table-cell>
              <table:table-cell office:value-type="float" office:value="NaN">
                <text:p>NaN</text:p>
                <draw:g>
                  <svg:desc>Hoja1.B2:Hoja1.X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8
(4 días cargados)</text:p>
                <draw:g>
                  <svg:desc>Hoja1.A3:Hoja1.A3</svg:desc>
                </draw:g>
              </table:table-cell>
              <table:table-cell office:value-type="float" office:value="NaN">
                <text:p>NaN</text:p>
                <draw:g>
                  <svg:desc>Hoja1.B3:Hoja1.X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7
(3 días cargados)</text:p>
                <draw:g>
                  <svg:desc>Hoja1.A4:Hoja1.A4</svg:desc>
                </draw:g>
              </table:table-cell>
              <table:table-cell office:value-type="float" office:value="NaN">
                <text:p>NaN</text:p>
                <draw:g>
                  <svg:desc>Hoja1.B4:Hoja1.X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6
(3 días cargados)</text:p>
                <draw:g>
                  <svg:desc>Hoja1.A5:Hoja1.A5</svg:desc>
                </draw:g>
              </table:table-cell>
              <table:table-cell office:value-type="float" office:value="6">
                <text:p>6</text:p>
                <draw:g>
                  <svg:desc>Hoja1.B5:Hoja1.X5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5
(3 días moderados)</text:p>
                <draw:g>
                  <svg:desc>Hoja1.A6:Hoja1.A6</svg:desc>
                </draw:g>
              </table:table-cell>
              <table:table-cell office:value-type="float" office:value="NaN">
                <text:p>NaN</text:p>
                <draw:g>
                  <svg:desc>Hoja1.B6:Hoja1.X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4
(3 dias de media complejidad)</text:p>
                <draw:g>
                  <svg:desc>Hoja1.A7:Hoja1.A7</svg:desc>
                </draw:g>
              </table:table-cell>
              <table:table-cell office:value-type="float" office:value="NaN">
                <text:p>NaN</text:p>
                <draw:g>
                  <svg:desc>Hoja1.B7:Hoja1.X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3
(3 días fáciles)</text:p>
                <draw:g>
                  <svg:desc>Hoja1.A8:Hoja1.A8</svg:desc>
                </draw:g>
              </table:table-cell>
              <table:table-cell office:value-type="float" office:value="NaN">
                <text:p>NaN</text:p>
                <draw:g>
                  <svg:desc>Hoja1.B8:Hoja1.X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ivel 2
(2 días moderados)</text:p>
                <draw:g>
                  <svg:desc>Hoja1.A9:Hoja1.A9</svg:desc>
                </draw:g>
              </table:table-cell>
              <table:table-cell office:value-type="float" office:value="NaN">
                <text:p>NaN</text:p>
                <draw:g>
                  <svg:desc>Hoja1.B9:Hoja1.X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1
(Un día moderado)</text:p>
                <draw:g>
                  <svg:desc>Hoja1.A10:Hoja1.A10</svg:desc>
                </draw:g>
              </table:table-cell>
              <table:table-cell office:value-type="float" office:value="NaN">
                <text:p>NaN</text:p>
                <draw:g>
                  <svg:desc>Hoja1.B10:Hoja1.X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0
(Cese de actividades)</text:p>
                <draw:g>
                  <svg:desc>Hoja1.A11:Hoja1.A11</svg:desc>
                </draw:g>
              </table:table-cell>
              <table:table-cell office:value-type="float" office:value="NaN">
                <text:p>NaN</text:p>
                <draw:g>
                  <svg:desc>Hoja1.B11:Hoja1.X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chart-properties chart:solid-type="cuboid"/>
      <style:graphic-properties draw:fill-color="#314004"/>
    </style:style>
    <style:style style:name="ch17" style:family="chart">
      <style:chart-properties chart:solid-type="cuboid"/>
      <style:graphic-properties draw:fill-color="#aecf00"/>
    </style:style>
    <style:style style:name="ch18" style:family="chart">
      <style:chart-properties chart:solid-type="cuboid"/>
      <style:graphic-properties draw:fill-color="#4b1f6f"/>
    </style:style>
    <style:style style:name="ch19" style:family="chart">
      <style:chart-properties chart:solid-type="cuboid"/>
      <style:graphic-properties draw:fill-color="#ff950e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.027cm" svg:height="8.994cm" xlink:href=".." xlink:type="simple" chart:class="chart:circle" chart:style-name="ch1">
        <chart:title svg:x="4.768cm" svg:y="0.315cm" chart:style-name="ch2">
          <text:p>Cantidad de quincenas por nivel</text:p>
        </chart:title>
        <chart:subtitle svg:x="1.712cm" svg:y="1.273cm" chart:style-name="ch3">
          <text:p>Un esquema sencillo de como va a ser la intensidad horaria de este año.</text:p>
        </chart:subtitle>
        <chart:legend chart:legend-position="end" svg:x="7.187cm" svg:y="2.209cm" style:legend-expansion="high" chart:style-name="ch4"/>
        <chart:plot-area chart:style-name="ch5" table:cell-range-address="Hoja1.A13:Hoja1.B23" chart:data-source-has-labels="both" svg:x="0.32cm" svg:y="2.135cm" svg:width="6.547cm" svg:height="6.68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2cm" svg:y="3.51cm" svg:width="6.547cm" svg:height="3.93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:categories table:cell-range-address="Hoja1.A14:Hoja1.A23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7"/>
          <chart:series chart:style-name="ch9" chart:values-cell-range-address="Hoja1.B14:Hoja1.B23" chart:label-cell-address="Hoja1.B13:Hoja1.B13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ntidad de
Quincenas</text:p>
                <draw:g>
                  <svg:desc>Hoja1.B13:Hoja1.B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ivel 9
(5 días cargados)</text:p>
                <draw:g>
                  <svg:desc>Hoja1.A14:Hoja1.A23</svg:desc>
                </draw:g>
              </table:table-cell>
              <table:table-cell office:value-type="float" office:value="NaN">
                <text:p>NaN</text:p>
                <draw:g>
                  <svg:desc>Hoja1.B14:Hoja1.B23</svg:desc>
                </draw:g>
              </table:table-cell>
            </table:table-row>
            <table:table-row>
              <table:table-cell office:value-type="string">
                <text:p>Nivel 8
(4 días cargados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ivel 7
(3 días cargados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ivel 6
(3 días cargados)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ivel 5
(3 días moderados)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ivel 4
(3 dias de media complejidad)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ivel 3
(3 días fáciles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ivel 2
(2 días moderados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1
(Un día moderado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0
(Cese de actividades)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